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gbats" svg:font-family="Dingbats" style:font-pitch="variable" style:font-charset="x-symbol"/>
    <style:font-face style:name="sans-serif" svg:font-family="sans-serif"/>
    <style:font-face style:name="FreeSans1" svg:font-family="FreeSans" style:font-family-generic="swiss"/>
    <style:font-face style:name="FreeMono" svg:font-family="FreeMono" style:font-family-generic="modern" style:font-pitch="fixed"/>
    <style:font-face style:name="Abyssinica SIL" svg:font-family="'Abyssinica SIL'" style:font-pitch="variable"/>
    <style:font-face style:name="Loma" svg:font-family="Loma"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byssinica SIL" fo:font-size="11pt" style:font-size-asian="11pt" style:font-size-complex="11pt"/>
    </style:style>
    <style:style style:name="P2" style:family="paragraph" style:parent-style-name="Standard">
      <style:text-properties style:font-name="Abyssinica SIL" fo:font-size="11pt" officeooo:rsid="000cf3bb" officeooo:paragraph-rsid="000cf3bb" style:font-size-asian="11pt" style:font-size-complex="11pt"/>
    </style:style>
    <style:style style:name="P3" style:family="paragraph" style:parent-style-name="Standard">
      <style:text-properties officeooo:paragraph-rsid="000cf3bb"/>
    </style:style>
    <style:style style:name="P4" style:family="paragraph" style:parent-style-name="Standard">
      <style:text-properties officeooo:paragraph-rsid="000ed64d"/>
    </style:style>
    <style:style style:name="P5" style:family="paragraph" style:parent-style-name="Standard">
      <style:text-properties officeooo:paragraph-rsid="00101a57"/>
    </style:style>
    <style:style style:name="T1" style:family="text">
      <style:text-properties officeooo:rsid="000985a4"/>
    </style:style>
    <style:style style:name="T2" style:family="text">
      <style:text-properties fo:font-weight="normal" officeooo:rsid="000985a4" style:font-weight-asian="normal" style:font-weight-complex="normal"/>
    </style:style>
    <style:style style:name="T3" style:family="text">
      <style:text-properties officeooo:rsid="0009c113"/>
    </style:style>
    <style:style style:name="T4" style:family="text">
      <style:text-properties officeooo:rsid="000b7f94"/>
    </style:style>
    <style:style style:name="T5" style:family="text">
      <style:text-properties officeooo:rsid="000ec65e"/>
    </style:style>
    <style:style style:name="T6" style:family="text">
      <style:text-properties style:font-name="Abyssinica SIL" fo:font-size="11pt" officeooo:rsid="000cf3bb" style:font-size-asian="11pt" style:font-size-complex="11pt"/>
    </style:style>
    <style:style style:name="T7" style:family="text">
      <style:text-properties style:font-name="Abyssinica SIL" fo:font-size="11pt" officeooo:rsid="000ec65e" style:font-size-asian="11pt" style:font-size-complex="11pt"/>
    </style:style>
    <style:style style:name="T8" style:family="text">
      <style:text-properties style:font-name="Abyssinica SIL" fo:font-size="11pt" officeooo:rsid="000ed64d" style:font-size-asian="11pt" style:font-size-complex="11pt"/>
    </style:style>
    <style:style style:name="T9" style:family="text">
      <style:text-properties style:font-name="Abyssinica SIL" fo:font-size="11pt" officeooo:rsid="00101a57" style:font-size-asian="11pt" style:font-size-complex="11pt"/>
    </style:style>
    <style:style style:name="T10" style:family="text">
      <style:text-properties officeooo:rsid="000ed64d"/>
    </style:style>
    <style:style style:name="T11" style:family="text">
      <style:text-properties officeooo:rsid="00101a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1"/>ASSIGNMENT <text:s text:c="2"/>1</text:p>
      <text:p text:style-name="P1"/>
      <text:p text:style-name="P1"/>
      <text:p text:style-name="P1">1.The Software Development <text:s/>life cycle defines a methodology for improving the quality of software and the overall development process.Also it describes the process for planning creating testing and implimenting an informaion system</text:p>
      <text:p text:style-name="P1"/>
      <text:p text:style-name="P2">2.The phases of PROJECT MANAGEMENT LIFE CYCLE are </text:p>
      <text:p text:style-name="P2"><text:s text:c="2"/>(a) project initialization </text:p>
      <text:p text:style-name="P3"><text:span text:style-name="T6"><text:s text:c="5"/></text:span>begins with a business case <text:span text:style-name="T5">and <text:s/>ends with <text:s/></text:span>project initiation document (PID) </text:p>
      <text:p text:style-name="P3"><text:s text:c="3"/><text:span text:style-name="T6">(b) project planning</text:span></text:p>
      <text:p text:style-name="P4"><text:span text:style-name="T6"><text:s text:c="5"/>begins with setting goals </text:span><text:span text:style-name="T7">and ends </text:span><text:span text:style-name="T8">with risk management plan</text:span><text:span text:style-name="T6"> </text:span></text:p>
      <text:p text:style-name="P4"><text:span text:style-name="T6"><text:s text:c="2"/>(c) project execution</text:span></text:p>
      <text:p text:style-name="P3"><text:span text:style-name="T6"><text:s text:c="4"/></text:span><text:span text:style-name="T8">begins with </text:span><text:span text:style-name="T9">time management </text:span>. <text:span text:style-name="T10">And ends with the execution of </text:span><text:s/>project management plans</text:p>
      <text:p text:style-name="P2"><text:s text:c="2"/>(d) <text:span text:style-name="T5">monitoring and control</text:span></text:p>
      <text:p text:style-name="P5"><text:span text:style-name="T9"><text:s text:c="4"/>begins with </text:span>measuring project progression <text:span text:style-name="T11">and ends with inspection and <text:s/>audits </text:span></text:p>
      <text:p text:style-name="P2"><text:s/></text:p>
      <text:p text:style-name="P2"><text:s text:c="2"/>(<text:span text:style-name="T5">e</text:span>) <text:span text:style-name="T5">project closure</text:span></text:p>
      <text:p text:style-name="P2"><text:s text:c="4"/><text:span text:style-name="T10">begins with project closure reports and ends with the lessons learned and its <text:s text:c="5"/>documentation</text:span></text:p>
      <text:p text:style-name="P1"/>
      <text:p text:style-name="P1"/>
      <text:p text:style-name="P1"><text:span text:style-name="T1">3.</text:span>A <text:span text:style-name="T2">BUSINESS ANALYST</text:span> is someone who analyzes an organization or business domain and documents its business or processes, assessing the business model or its integration with technology. The role of a <text:span text:style-name="T1">BUSINESS ANALYST </text:span><text:s/>can also be defined as a bridge between the business problems and the technology solutions. </text:p>
      <text:p text:style-name="P1"/>
      <text:p text:style-name="P1">Business a<text:span text:style-name="T3">n</text:span>alysis, permits managers to ensure that precise information is circulated and understood by everyone on the project team. Having accurate information, the team is able to work together in an organized manner to come up with a plan that will bring higher chances of success for the company</text:p>
      <text:p text:style-name="P1"/>
      <text:p text:style-name="P1"/>
      <text:p text:style-name="P1"><text:span text:style-name="T3">4.ROLE OF PROJECT MANAGER is to </text:span>ensures th<text:span text:style-name="T3">at the </text:span>project is effectively resourced and manages relationshi<text:span text:style-name="T3">p</text:span>s with a wide range of groups,The Project Manager is also managing the work of consultants, allocating and utilising resources in an efficient manner and maintaining a co-operative and successful team.</text:p>
      <text:p text:style-name="P1">RESPONSIBILITY OF PROJECT MANAGER INCLUDES</text:p>
      <text:p text:style-name="P1"><text:span text:style-name="T4">(a)</text:span>Recruiting <text:span text:style-name="T4">p</text:span>roject staff and consultants. <text:s/></text:p>
      <text:p text:style-name="P1"><text:s/></text:p>
      <text:p text:style-name="P1"><text:span text:style-name="T4">(b)</text:span>Developing and maintaining a detailed project plan.</text:p>
      <text:p text:style-name="P1"/>
      <text:p text:style-name="P1"><text:span text:style-name="T4">(c)</text:span>Monitoring project progress and performance. </text:p>
      <text:p text:style-name="P1"><text:s/></text:p>
      <text:p text:style-name="P1"><text:span text:style-name="T4">(d)</text:span>Managing project training within the defined budget</text:p>
      <text:p text:style-name="P1"><text:s/></text:p>
      <text:p text:style-name="P1"><text:span text:style-name="T4">(e)</text:span>Managing project evaluation </text:p>
      <text:p text:style-name="P1"/>
      <text:p text:style-name="P1"><text:span text:style-name="T4">(f)</text:span>Final approval of the design specification.</text:p>
      <text:p text:style-name="P1"><text:s/></text:p>
      <text:p text:style-name="P1"><text:span text:style-name="T4">(g)planning </text:span><text:s/>and monitoring the project</text:p>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gbats" svg:font-family="Dingbats" style:font-pitch="variable" style:font-charset="x-symbol"/>
    <style:font-face style:name="sans-serif" svg:font-family="sans-serif"/>
    <style:font-face style:name="FreeSans1" svg:font-family="FreeSans" style:font-family-generic="swiss"/>
    <style:font-face style:name="FreeMono" svg:font-family="FreeMono" style:font-family-generic="modern" style:font-pitch="fixed"/>
    <style:font-face style:name="Abyssinica SIL" svg:font-family="'Abyssinica SIL'" style:font-pitch="variable"/>
    <style:font-face style:name="Loma" svg:font-family="Loma"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9:18:27.946709678</meta:creation-date>
    <dc:date>2016-08-16T20:26:54.087655215</dc:date>
    <meta:editing-duration>PT5M52S</meta:editing-duration>
    <meta:editing-cycles>1</meta:editing-cycles>
    <meta:document-statistic meta:table-count="0" meta:image-count="0" meta:object-count="0" meta:page-count="2" meta:paragraph-count="29" meta:word-count="305" meta:character-count="2154" meta:non-whitespace-character-count="1780"/>
    <meta:generator>LibreOffice/5.1.4.2$Linux_X86_64 LibreOffice_project/10m0$Build-2</meta:generator>
  </office:meta>
</office:document-meta>
</file>